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729fc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6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/>
    <style:style style:name="gr1" style:family="graphic" style:parent-style-name="Default">
      <style:graphic-properties draw:textarea-vertical-align="middle" fo:background-color="#81d41a" loext:decorative="false"/>
      <style:text-properties fo:color="#000000" style:text-line-through-style="none" style:text-line-through-type="none" fo:font-size="10pt" fo:font-style="normal" style:text-underline-style="none" fo:font-weight="normal"/>
    </style:style>
    <style:style style:name="gr2" style:family="graphic" style:parent-style-name="Default">
      <style:graphic-properties draw:textarea-vertical-align="middle" fo:background-color="#ece9d8" loext:decorative="false"/>
      <style:text-properties fo:color="#000000" style:text-line-through-style="none" style:text-line-through-type="none" fo:font-size="10pt" fo:font-style="normal" style:text-underline-style="none" fo:font-weight="normal"/>
    </style:style>
    <style:style style:name="P1" style:family="paragraph">
      <style:paragraph-properties fo:text-align="center"/>
      <style:text-properties fo:color="#000000" style:text-line-through-style="none" style:text-line-through-type="none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reset" xlink:href="vnd.sun.star.script:Standard.Module1.StartTimerPerson1Planet8?language=Basic&amp;location=application" xlink:type="simple"/>
            </office:event-listeners>
            <form:button form:name="Push Button 13" form:control-implementation="ooo:com.sun.star.form.component.CommandButton" xml:id="control1" form:id="control1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1?language=Basic&amp;location=application" xlink:type="simple"/>
              </office:event-listeners>
            </form:button>
            <form:button form:name="Push Button 12" form:control-implementation="ooo:com.sun.star.form.component.CommandButton" xml:id="control2" form:id="control2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2?language=Basic&amp;location=application" xlink:type="simple"/>
              </office:event-listeners>
            </form:button>
            <form:button form:name="Push Button 2" form:control-implementation="ooo:com.sun.star.form.component.CommandButton" xml:id="control3" form:id="control3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12?language=Basic&amp;location=application" xlink:type="simple"/>
              </office:event-listeners>
            </form:button>
            <form:button form:name="Push Button 11" form:control-implementation="ooo:com.sun.star.form.component.CommandButton" xml:id="control4" form:id="control4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3?language=Basic&amp;location=application" xlink:type="simple"/>
              </office:event-listeners>
            </form:button>
            <form:button form:name="Push Button 3" form:control-implementation="ooo:com.sun.star.form.component.CommandButton" xml:id="control5" form:id="control5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11?language=Basic&amp;location=application" xlink:type="simple"/>
              </office:event-listeners>
            </form:button>
            <form:button form:name="Push Button 10" form:control-implementation="ooo:com.sun.star.form.component.CommandButton" xml:id="control6" form:id="control6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4?language=Basic&amp;location=application" xlink:type="simple"/>
              </office:event-listeners>
            </form:button>
            <form:button form:name="Push Button 4" form:control-implementation="ooo:com.sun.star.form.component.CommandButton" xml:id="control7" form:id="control7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10?language=Basic&amp;location=application" xlink:type="simple"/>
              </office:event-listeners>
            </form:button>
            <form:button form:name="Push Button 9" form:control-implementation="ooo:com.sun.star.form.component.CommandButton" xml:id="control8" form:id="control8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5?language=Basic&amp;location=application" xlink:type="simple"/>
              </office:event-listeners>
            </form:button>
            <form:button form:name="Push Button 5" form:control-implementation="ooo:com.sun.star.form.component.CommandButton" xml:id="control9" form:id="control9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9?language=Basic&amp;location=application" xlink:type="simple"/>
              </office:event-listeners>
            </form:button>
            <form:button form:name="Push Button 8" form:control-implementation="ooo:com.sun.star.form.component.CommandButton" xml:id="control10" form:id="control10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6?language=Basic&amp;location=application" xlink:type="simple"/>
              </office:event-listeners>
            </form:button>
            <form:button form:name="Push Button 6" form:control-implementation="ooo:com.sun.star.form.component.CommandButton" xml:id="control11" form:id="control11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8?language=Basic&amp;location=application" xlink:type="simple"/>
              </office:event-listeners>
            </form:button>
            <form:button form:name="Push Button 7" form:control-implementation="ooo:com.sun.star.form.component.CommandButton" xml:id="control12" form:id="control12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1Planet7?language=Basic&amp;location=application" xlink:type="simple"/>
              </office:event-listeners>
            </form:button>
            <form:button form:name="Push Button 1" form:control-implementation="ooo:com.sun.star.form.component.CommandButton" xml:id="control13" form:id="control13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1?language=Basic&amp;location=application" xlink:type="simple"/>
              </office:event-listeners>
            </form:button>
            <form:button form:name="Push Button 1" form:control-implementation="ooo:com.sun.star.form.component.CommandButton" xml:id="control14" form:id="control14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2?language=Basic&amp;location=application" xlink:type="simple"/>
              </office:event-listeners>
            </form:button>
            <form:button form:name="Push Button 1" form:control-implementation="ooo:com.sun.star.form.component.CommandButton" xml:id="control15" form:id="control15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3?language=Basic&amp;location=application" xlink:type="simple"/>
              </office:event-listeners>
            </form:button>
            <form:button form:name="Push Button 1" form:control-implementation="ooo:com.sun.star.form.component.CommandButton" xml:id="control16" form:id="control16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4?language=Basic&amp;location=application" xlink:type="simple"/>
              </office:event-listeners>
            </form:button>
            <form:button form:name="Push Button 1" form:control-implementation="ooo:com.sun.star.form.component.CommandButton" xml:id="control17" form:id="control17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5?language=Basic&amp;location=application" xlink:type="simple"/>
              </office:event-listeners>
            </form:button>
            <form:button form:name="Push Button 1" form:control-implementation="ooo:com.sun.star.form.component.CommandButton" xml:id="control18" form:id="control18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6?language=Basic&amp;location=application" xlink:type="simple"/>
              </office:event-listeners>
            </form:button>
            <form:button form:name="Push Button 1" form:control-implementation="ooo:com.sun.star.form.component.CommandButton" xml:id="control19" form:id="control19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7?language=Basic&amp;location=application" xlink:type="simple"/>
              </office:event-listeners>
            </form:button>
            <form:button form:name="Push Button 1" form:control-implementation="ooo:com.sun.star.form.component.CommandButton" xml:id="control20" form:id="control20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8?language=Basic&amp;location=application" xlink:type="simple"/>
              </office:event-listeners>
            </form:button>
            <form:button form:name="Push Button 1" form:control-implementation="ooo:com.sun.star.form.component.CommandButton" xml:id="control21" form:id="control21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9?language=Basic&amp;location=application" xlink:type="simple"/>
              </office:event-listeners>
            </form:button>
            <form:button form:name="Push Button 1" form:control-implementation="ooo:com.sun.star.form.component.CommandButton" xml:id="control22" form:id="control22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10?language=Basic&amp;location=application" xlink:type="simple"/>
              </office:event-listeners>
            </form:button>
            <form:button form:name="Push Button 1" form:control-implementation="ooo:com.sun.star.form.component.CommandButton" xml:id="control23" form:id="control23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11?language=Basic&amp;location=application" xlink:type="simple"/>
              </office:event-listeners>
            </form:button>
            <form:button form:name="Push Button 1" form:control-implementation="ooo:com.sun.star.form.component.CommandButton" xml:id="control24" form:id="control24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2Planet12?language=Basic&amp;location=application" xlink:type="simple"/>
              </office:event-listeners>
            </form:button>
            <form:button form:name="Push Button 1" form:control-implementation="ooo:com.sun.star.form.component.CommandButton" xml:id="control25" form:id="control25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1?language=Basic&amp;location=application" xlink:type="simple"/>
              </office:event-listeners>
            </form:button>
            <form:button form:name="Push Button 1" form:control-implementation="ooo:com.sun.star.form.component.CommandButton" xml:id="control26" form:id="control26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1?language=Basic&amp;location=application" xlink:type="simple"/>
              </office:event-listeners>
            </form:button>
            <form:button form:name="Push Button 1" form:control-implementation="ooo:com.sun.star.form.component.CommandButton" xml:id="control27" form:id="control27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1?language=Basic&amp;location=application" xlink:type="simple"/>
              </office:event-listeners>
            </form:button>
            <form:button form:name="Push Button 1" form:control-implementation="ooo:com.sun.star.form.component.CommandButton" xml:id="control28" form:id="control28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29" form:id="control29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30" form:id="control30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31" form:id="control31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32" form:id="control32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33" form:id="control33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34" form:id="control34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2?language=Basic&amp;location=application" xlink:type="simple"/>
              </office:event-listeners>
            </form:button>
            <form:button form:name="Push Button 1" form:control-implementation="ooo:com.sun.star.form.component.CommandButton" xml:id="control35" form:id="control35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2?language=Basic&amp;location=application" xlink:type="simple"/>
              </office:event-listeners>
            </form:button>
            <form:button form:name="Push Button 1" form:control-implementation="ooo:com.sun.star.form.component.CommandButton" xml:id="control36" form:id="control36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2?language=Basic&amp;location=application" xlink:type="simple"/>
              </office:event-listeners>
            </form:button>
            <form:button form:name="Push Button 1" form:control-implementation="ooo:com.sun.star.form.component.CommandButton" xml:id="control37" form:id="control37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38" form:id="control38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39" form:id="control39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3?language=Basic&amp;location=application" xlink:type="simple"/>
              </office:event-listeners>
            </form:button>
            <form:button form:name="Push Button 1" form:control-implementation="ooo:com.sun.star.form.component.CommandButton" xml:id="control40" form:id="control40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3?language=Basic&amp;location=application" xlink:type="simple"/>
              </office:event-listeners>
            </form:button>
            <form:button form:name="Push Button 1" form:control-implementation="ooo:com.sun.star.form.component.CommandButton" xml:id="control41" form:id="control41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3?language=Basic&amp;location=application" xlink:type="simple"/>
              </office:event-listeners>
            </form:button>
            <form:button form:name="Push Button 1" form:control-implementation="ooo:com.sun.star.form.component.CommandButton" xml:id="control42" form:id="control42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43" form:id="control43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44" form:id="control44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45" form:id="control45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46" form:id="control46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47" form:id="control47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48" form:id="control48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49" form:id="control49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50" form:id="control50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51" form:id="control51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52" form:id="control52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4?language=Basic&amp;location=application" xlink:type="simple"/>
              </office:event-listeners>
            </form:button>
            <form:button form:name="Push Button 1" form:control-implementation="ooo:com.sun.star.form.component.CommandButton" xml:id="control53" form:id="control53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4?language=Basic&amp;location=application" xlink:type="simple"/>
              </office:event-listeners>
            </form:button>
            <form:button form:name="Push Button 1" form:control-implementation="ooo:com.sun.star.form.component.CommandButton" xml:id="control54" form:id="control54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4?language=Basic&amp;location=application" xlink:type="simple"/>
              </office:event-listeners>
            </form:button>
            <form:button form:name="Push Button 1" form:control-implementation="ooo:com.sun.star.form.component.CommandButton" xml:id="control55" form:id="control55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56" form:id="control56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57" form:id="control57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5?language=Basic&amp;location=application" xlink:type="simple"/>
              </office:event-listeners>
            </form:button>
            <form:button form:name="Push Button 1" form:control-implementation="ooo:com.sun.star.form.component.CommandButton" xml:id="control58" form:id="control58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5?language=Basic&amp;location=application" xlink:type="simple"/>
              </office:event-listeners>
            </form:button>
            <form:button form:name="Push Button 1" form:control-implementation="ooo:com.sun.star.form.component.CommandButton" xml:id="control59" form:id="control59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5?language=Basic&amp;location=application" xlink:type="simple"/>
              </office:event-listeners>
            </form:button>
            <form:button form:name="Push Button 1" form:control-implementation="ooo:com.sun.star.form.component.CommandButton" xml:id="control60" form:id="control60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61" form:id="control61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62" form:id="control62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6?language=Basic&amp;location=application" xlink:type="simple"/>
              </office:event-listeners>
            </form:button>
            <form:button form:name="Push Button 1" form:control-implementation="ooo:com.sun.star.form.component.CommandButton" xml:id="control63" form:id="control63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6?language=Basic&amp;location=application" xlink:type="simple"/>
              </office:event-listeners>
            </form:button>
            <form:button form:name="Push Button 1" form:control-implementation="ooo:com.sun.star.form.component.CommandButton" xml:id="control64" form:id="control64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6?language=Basic&amp;location=application" xlink:type="simple"/>
              </office:event-listeners>
            </form:button>
            <form:button form:name="Push Button 1" form:control-implementation="ooo:com.sun.star.form.component.CommandButton" xml:id="control65" form:id="control65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66" form:id="control66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67" form:id="control67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7?language=Basic&amp;location=application" xlink:type="simple"/>
              </office:event-listeners>
            </form:button>
            <form:button form:name="Push Button 1" form:control-implementation="ooo:com.sun.star.form.component.CommandButton" xml:id="control68" form:id="control68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7?language=Basic&amp;location=application" xlink:type="simple"/>
              </office:event-listeners>
            </form:button>
            <form:button form:name="Push Button 1" form:control-implementation="ooo:com.sun.star.form.component.CommandButton" xml:id="control69" form:id="control69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7?language=Basic&amp;location=application" xlink:type="simple"/>
              </office:event-listeners>
            </form:button>
            <form:button form:name="Push Button 1" form:control-implementation="ooo:com.sun.star.form.component.CommandButton" xml:id="control70" form:id="control70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71" form:id="control71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72" form:id="control72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8?language=Basic&amp;location=application" xlink:type="simple"/>
              </office:event-listeners>
            </form:button>
            <form:button form:name="Push Button 1" form:control-implementation="ooo:com.sun.star.form.component.CommandButton" xml:id="control73" form:id="control73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8?language=Basic&amp;location=application" xlink:type="simple"/>
              </office:event-listeners>
            </form:button>
            <form:button form:name="Push Button 1" form:control-implementation="ooo:com.sun.star.form.component.CommandButton" xml:id="control74" form:id="control74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8?language=Basic&amp;location=application" xlink:type="simple"/>
              </office:event-listeners>
            </form:button>
            <form:button form:name="Push Button 1" form:control-implementation="ooo:com.sun.star.form.component.CommandButton" xml:id="control75" form:id="control75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76" form:id="control76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77" form:id="control77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9?language=Basic&amp;location=application" xlink:type="simple"/>
              </office:event-listeners>
            </form:button>
            <form:button form:name="Push Button 1" form:control-implementation="ooo:com.sun.star.form.component.CommandButton" xml:id="control78" form:id="control78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9?language=Basic&amp;location=application" xlink:type="simple"/>
              </office:event-listeners>
            </form:button>
            <form:button form:name="Push Button 1" form:control-implementation="ooo:com.sun.star.form.component.CommandButton" xml:id="control79" form:id="control79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9?language=Basic&amp;location=application" xlink:type="simple"/>
              </office:event-listeners>
            </form:button>
            <form:button form:name="Push Button 1" form:control-implementation="ooo:com.sun.star.form.component.CommandButton" xml:id="control80" form:id="control80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81" form:id="control81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82" form:id="control82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10?language=Basic&amp;location=application" xlink:type="simple"/>
              </office:event-listeners>
            </form:button>
            <form:button form:name="Push Button 1" form:control-implementation="ooo:com.sun.star.form.component.CommandButton" xml:id="control83" form:id="control83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10?language=Basic&amp;location=application" xlink:type="simple"/>
              </office:event-listeners>
            </form:button>
            <form:button form:name="Push Button 1" form:control-implementation="ooo:com.sun.star.form.component.CommandButton" xml:id="control84" form:id="control84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10?language=Basic&amp;location=application" xlink:type="simple"/>
              </office:event-listeners>
            </form:button>
            <form:button form:name="Push Button 1" form:control-implementation="ooo:com.sun.star.form.component.CommandButton" xml:id="control85" form:id="control85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86" form:id="control86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87" form:id="control87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11?language=Basic&amp;location=application" xlink:type="simple"/>
              </office:event-listeners>
            </form:button>
            <form:button form:name="Push Button 1" form:control-implementation="ooo:com.sun.star.form.component.CommandButton" xml:id="control88" form:id="control88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11?language=Basic&amp;location=application" xlink:type="simple"/>
              </office:event-listeners>
            </form:button>
            <form:button form:name="Push Button 1" form:control-implementation="ooo:com.sun.star.form.component.CommandButton" xml:id="control89" form:id="control89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11?language=Basic&amp;location=application" xlink:type="simple"/>
              </office:event-listeners>
            </form:button>
            <form:button form:name="Push Button 1" form:control-implementation="ooo:com.sun.star.form.component.CommandButton" xml:id="control90" form:id="control90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91" form:id="control91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92" form:id="control92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3Planet12?language=Basic&amp;location=application" xlink:type="simple"/>
              </office:event-listeners>
            </form:button>
            <form:button form:name="Push Button 1" form:control-implementation="ooo:com.sun.star.form.component.CommandButton" xml:id="control93" form:id="control93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4Planet12?language=Basic&amp;location=application" xlink:type="simple"/>
              </office:event-listeners>
            </form:button>
            <form:button form:name="Push Button 1" form:control-implementation="ooo:com.sun.star.form.component.CommandButton" xml:id="control94" form:id="control94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tartTimerPerson5Planet12?language=Basic&amp;location=application" xlink:type="simple"/>
              </office:event-listeners>
            </form:button>
            <form:button form:name="Push Button 1" form:control-implementation="ooo:com.sun.star.form.component.CommandButton" xml:id="control95" form:id="control95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96" form:id="control96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97" form:id="control97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98" form:id="control98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99" form:id="control99" form:label="Attack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0" form:id="control100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1" form:id="control101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2" form:id="control102" form:label="Attack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3" form:id="control103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4" form:id="control104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5" form:id="control105" form:label="Attack3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6" form:id="control106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7" form:id="control107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8" form:id="control108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09" form:id="control109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0" form:id="control110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1" form:id="control111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2" form:id="control112" form:label="Attack4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3" form:id="control113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4" form:id="control114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5" form:id="control115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6" form:id="control116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7" form:id="control117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8" form:id="control118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19" form:id="control119" form:label="Attack5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0" form:id="control120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1" form:id="control121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2" form:id="control122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3" form:id="control123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4" form:id="control124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5" form:id="control125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6" form:id="control126" form:label="Attack6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7" form:id="control127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8" form:id="control128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29" form:id="control129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0" form:id="control130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1" form:id="control131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2" form:id="control132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3" form:id="control133" form:label="Attack7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4" form:id="control134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5" form:id="control135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6" form:id="control136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7" form:id="control137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8" form:id="control138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39" form:id="control139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0" form:id="control140" form:label="Attack8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1" form:id="control141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2" form:id="control142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3" form:id="control143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4" form:id="control144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5" form:id="control145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6" form:id="control146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7" form:id="control147" form:label="Attack9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8" form:id="control148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49" form:id="control149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0" form:id="control150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1" form:id="control151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2" form:id="control152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3" form:id="control153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4" form:id="control154" form:label="Attack10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5" form:id="control155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6" form:id="control156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7" form:id="control157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8" form:id="control158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59" form:id="control159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0" form:id="control160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1" form:id="control161" form:label="Attack11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2" form:id="control162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3" form:id="control163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4" form:id="control164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5" form:id="control165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6" form:id="control166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7" form:id="control167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168" form:id="control168" form:label="Attack12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0" draw:style-name="gr1" draw:text-style-name="P1" svg:width="2.126cm" svg:height="0.461cm" svg:x="2.284cm" svg:y="1.45cm" draw:control="control1"/>
          <draw:control draw:z-index="1" draw:style-name="gr1" draw:text-style-name="P1" svg:width="2.125cm" svg:height="0.487cm" svg:x="4.516cm" svg:y="1.424cm" draw:control="control2"/>
          <draw:control draw:z-index="2" draw:style-name="gr1" draw:text-style-name="P1" svg:width="2.126cm" svg:height="0.487cm" svg:x="27.093cm" svg:y="1.424cm" draw:control="control3"/>
          <draw:control draw:z-index="3" draw:style-name="gr1" draw:text-style-name="P1" svg:width="2.126cm" svg:height="0.487cm" svg:x="6.773cm" svg:y="1.424cm" draw:control="control4"/>
          <draw:control draw:z-index="4" draw:style-name="gr1" draw:text-style-name="P1" svg:width="2.125cm" svg:height="0.487cm" svg:x="24.836cm" svg:y="1.424cm" draw:control="control5"/>
          <draw:control draw:z-index="5" draw:style-name="gr1" draw:text-style-name="P1" svg:width="2.126cm" svg:height="0.487cm" svg:x="9.031cm" svg:y="1.424cm" draw:control="control6"/>
          <draw:control draw:z-index="6" draw:style-name="gr1" draw:text-style-name="P1" svg:width="2.126cm" svg:height="0.487cm" svg:x="22.578cm" svg:y="1.424cm" draw:control="control7"/>
          <draw:control draw:z-index="7" draw:style-name="gr1" draw:text-style-name="P1" svg:width="2.126cm" svg:height="0.487cm" svg:x="11.289cm" svg:y="1.424cm" draw:control="control8"/>
          <draw:control draw:z-index="8" draw:style-name="gr1" draw:text-style-name="P1" svg:width="2.126cm" svg:height="0.487cm" svg:x="20.32cm" svg:y="1.424cm" draw:control="control9"/>
          <draw:control draw:z-index="9" draw:style-name="gr1" draw:text-style-name="P1" svg:width="2.125cm" svg:height="0.487cm" svg:x="13.547cm" svg:y="1.424cm" draw:control="control10"/>
          <draw:control draw:z-index="10" draw:style-name="gr1" draw:text-style-name="P1" svg:width="2.126cm" svg:height="0.487cm" svg:x="18.062cm" svg:y="1.424cm" draw:control="control11"/>
          <draw:control draw:z-index="11" draw:style-name="gr1" draw:text-style-name="P1" svg:width="2.126cm" svg:height="0.487cm" svg:x="15.804cm" svg:y="1.424cm" draw:control="control12"/>
          <draw:control draw:z-index="12" draw:style-name="gr1" draw:text-style-name="P1" svg:width="2.311cm" svg:height="0.461cm" svg:x="2.284cm" svg:y="2.921cm" draw:control="control13"/>
          <draw:control draw:z-index="13" draw:style-name="gr1" draw:text-style-name="P1" svg:width="2.31cm" svg:height="0.461cm" svg:x="4.516cm" svg:y="2.921cm" draw:control="control14"/>
          <draw:control draw:z-index="14" draw:style-name="gr1" draw:text-style-name="P1" svg:width="2.311cm" svg:height="0.461cm" svg:x="6.773cm" svg:y="2.921cm" draw:control="control15"/>
          <draw:control draw:z-index="15" draw:style-name="gr1" draw:text-style-name="P1" svg:width="2.311cm" svg:height="0.461cm" svg:x="9.137cm" svg:y="2.921cm" draw:control="control16"/>
          <draw:control draw:z-index="16" draw:style-name="gr1" draw:text-style-name="P1" svg:width="2.311cm" svg:height="0.461cm" svg:x="11.289cm" svg:y="2.921cm" draw:control="control17"/>
          <draw:control draw:z-index="17" draw:style-name="gr1" draw:text-style-name="P1" svg:width="2.31cm" svg:height="0.461cm" svg:x="13.547cm" svg:y="2.921cm" draw:control="control18"/>
          <draw:control draw:z-index="18" draw:style-name="gr1" draw:text-style-name="P1" svg:width="2.311cm" svg:height="0.461cm" svg:x="15.804cm" svg:y="2.921cm" draw:control="control19"/>
          <draw:control draw:z-index="19" draw:style-name="gr1" draw:text-style-name="P1" svg:width="2.311cm" svg:height="0.461cm" svg:x="18.062cm" svg:y="2.921cm" draw:control="control20"/>
          <draw:control draw:z-index="20" draw:style-name="gr1" draw:text-style-name="P1" svg:width="2.311cm" svg:height="0.461cm" svg:x="20.32cm" svg:y="2.921cm" draw:control="control21"/>
          <draw:control draw:z-index="21" draw:style-name="gr1" draw:text-style-name="P1" svg:width="2.311cm" svg:height="0.461cm" svg:x="22.578cm" svg:y="2.921cm" draw:control="control22"/>
          <draw:control draw:z-index="22" draw:style-name="gr1" draw:text-style-name="P1" svg:width="2.31cm" svg:height="0.461cm" svg:x="24.836cm" svg:y="2.921cm" draw:control="control23"/>
          <draw:control draw:z-index="23" draw:style-name="gr1" draw:text-style-name="P1" svg:width="2.311cm" svg:height="0.461cm" svg:x="27.093cm" svg:y="2.921cm" draw:control="control24"/>
          <draw:control draw:z-index="24" draw:style-name="gr2" draw:text-style-name="P1" svg:width="2.311cm" svg:height="0.46cm" svg:x="2.258cm" svg:y="4.382cm" draw:control="control25"/>
          <draw:control draw:z-index="25" draw:style-name="gr2" draw:text-style-name="P1" svg:width="2.311cm" svg:height="0.461cm" svg:x="2.258cm" svg:y="5.842cm" draw:control="control26"/>
          <draw:control draw:z-index="26" draw:style-name="gr2" draw:text-style-name="P1" svg:width="2.311cm" svg:height="0.46cm" svg:x="2.258cm" svg:y="7.303cm" draw:control="control27"/>
          <draw:control draw:z-index="27" draw:style-name="gr2" draw:text-style-name="P1" svg:width="2.311cm" svg:height="0.461cm" svg:x="2.258cm" svg:y="8.763cm" draw:control="control28"/>
          <draw:control draw:z-index="28" draw:style-name="gr2" draw:text-style-name="P1" svg:width="2.311cm" svg:height="0.46cm" svg:x="2.258cm" svg:y="10.224cm" draw:control="control29"/>
          <draw:control draw:z-index="29" draw:style-name="gr2" draw:text-style-name="P1" svg:width="2.311cm" svg:height="0.461cm" svg:x="2.258cm" svg:y="11.684cm" draw:control="control30"/>
          <draw:control draw:z-index="30" draw:style-name="gr2" draw:text-style-name="P1" svg:width="2.311cm" svg:height="0.46cm" svg:x="2.258cm" svg:y="13.145cm" draw:control="control31"/>
          <draw:control draw:z-index="31" draw:style-name="gr2" draw:text-style-name="P1" svg:width="2.311cm" svg:height="0.461cm" svg:x="2.258cm" svg:y="14.605cm" draw:control="control32"/>
          <draw:control draw:z-index="32" draw:style-name="gr2" draw:text-style-name="P1" svg:width="2.311cm" svg:height="0.46cm" svg:x="2.258cm" svg:y="16.066cm" draw:control="control33"/>
          <draw:control draw:z-index="33" draw:style-name="gr2" draw:text-style-name="P1" svg:width="2.31cm" svg:height="0.46cm" svg:x="4.516cm" svg:y="4.382cm" draw:control="control34"/>
          <draw:control draw:z-index="34" draw:style-name="gr2" draw:text-style-name="P1" svg:width="2.31cm" svg:height="0.461cm" svg:x="4.516cm" svg:y="5.842cm" draw:control="control35"/>
          <draw:control draw:z-index="35" draw:style-name="gr2" draw:text-style-name="P1" svg:width="2.31cm" svg:height="0.46cm" svg:x="4.516cm" svg:y="7.303cm" draw:control="control36"/>
          <draw:control draw:z-index="36" draw:style-name="gr2" draw:text-style-name="P1" svg:width="2.31cm" svg:height="0.461cm" svg:x="4.516cm" svg:y="8.763cm" draw:control="control37"/>
          <draw:control draw:z-index="37" draw:style-name="gr2" draw:text-style-name="P1" svg:width="2.31cm" svg:height="0.46cm" svg:x="4.516cm" svg:y="10.224cm" draw:control="control38"/>
          <draw:control draw:z-index="38" draw:style-name="gr2" draw:text-style-name="P1" svg:width="2.311cm" svg:height="0.46cm" svg:x="6.773cm" svg:y="4.382cm" draw:control="control39"/>
          <draw:control draw:z-index="39" draw:style-name="gr2" draw:text-style-name="P1" svg:width="2.311cm" svg:height="0.461cm" svg:x="6.773cm" svg:y="5.842cm" draw:control="control40"/>
          <draw:control draw:z-index="40" draw:style-name="gr2" draw:text-style-name="P1" svg:width="2.311cm" svg:height="0.46cm" svg:x="6.773cm" svg:y="7.303cm" draw:control="control41"/>
          <draw:control draw:z-index="41" draw:style-name="gr2" draw:text-style-name="P1" svg:width="2.311cm" svg:height="0.461cm" svg:x="6.773cm" svg:y="8.763cm" draw:control="control42"/>
          <draw:control draw:z-index="42" draw:style-name="gr2" draw:text-style-name="P1" svg:width="2.311cm" svg:height="0.46cm" svg:x="6.773cm" svg:y="10.224cm" draw:control="control43"/>
          <draw:control draw:z-index="43" draw:style-name="gr2" draw:text-style-name="P1" svg:width="2.311cm" svg:height="0.461cm" svg:x="6.773cm" svg:y="11.684cm" draw:control="control44"/>
          <draw:control draw:z-index="44" draw:style-name="gr2" draw:text-style-name="P1" svg:width="2.311cm" svg:height="0.46cm" svg:x="6.773cm" svg:y="13.145cm" draw:control="control45"/>
          <draw:control draw:z-index="45" draw:style-name="gr2" draw:text-style-name="P1" svg:width="2.311cm" svg:height="0.461cm" svg:x="6.773cm" svg:y="14.605cm" draw:control="control46"/>
          <draw:control draw:z-index="46" draw:style-name="gr2" draw:text-style-name="P1" svg:width="2.311cm" svg:height="0.46cm" svg:x="6.773cm" svg:y="16.066cm" draw:control="control47"/>
          <draw:control draw:z-index="47" draw:style-name="gr2" draw:text-style-name="P1" svg:width="2.31cm" svg:height="0.461cm" svg:x="4.516cm" svg:y="11.684cm" draw:control="control48"/>
          <draw:control draw:z-index="48" draw:style-name="gr2" draw:text-style-name="P1" svg:width="2.31cm" svg:height="0.46cm" svg:x="4.516cm" svg:y="13.145cm" draw:control="control49"/>
          <draw:control draw:z-index="49" draw:style-name="gr2" draw:text-style-name="P1" svg:width="2.31cm" svg:height="0.461cm" svg:x="4.516cm" svg:y="14.605cm" draw:control="control50"/>
          <draw:control draw:z-index="50" draw:style-name="gr2" draw:text-style-name="P1" svg:width="2.31cm" svg:height="0.46cm" svg:x="4.516cm" svg:y="16.066cm" draw:control="control51"/>
          <draw:control draw:z-index="51" draw:style-name="gr2" draw:text-style-name="P1" svg:width="2.311cm" svg:height="0.46cm" svg:x="9.031cm" svg:y="4.382cm" draw:control="control52"/>
          <draw:control draw:z-index="52" draw:style-name="gr2" draw:text-style-name="P1" svg:width="2.311cm" svg:height="0.461cm" svg:x="9.031cm" svg:y="5.842cm" draw:control="control53"/>
          <draw:control draw:z-index="53" draw:style-name="gr2" draw:text-style-name="P1" svg:width="2.311cm" svg:height="0.46cm" svg:x="9.031cm" svg:y="7.303cm" draw:control="control54"/>
          <draw:control draw:z-index="54" draw:style-name="gr2" draw:text-style-name="P1" svg:width="2.311cm" svg:height="0.461cm" svg:x="9.031cm" svg:y="8.763cm" draw:control="control55"/>
          <draw:control draw:z-index="55" draw:style-name="gr2" draw:text-style-name="P1" svg:width="2.311cm" svg:height="0.46cm" svg:x="9.031cm" svg:y="10.224cm" draw:control="control56"/>
          <draw:control draw:z-index="56" draw:style-name="gr2" draw:text-style-name="P1" svg:width="2.311cm" svg:height="0.46cm" svg:x="11.289cm" svg:y="4.382cm" draw:control="control57"/>
          <draw:control draw:z-index="57" draw:style-name="gr2" draw:text-style-name="P1" svg:width="2.311cm" svg:height="0.461cm" svg:x="11.289cm" svg:y="5.842cm" draw:control="control58"/>
          <draw:control draw:z-index="58" draw:style-name="gr2" draw:text-style-name="P1" svg:width="2.311cm" svg:height="0.46cm" svg:x="11.289cm" svg:y="7.303cm" draw:control="control59"/>
          <draw:control draw:z-index="59" draw:style-name="gr2" draw:text-style-name="P1" svg:width="2.311cm" svg:height="0.461cm" svg:x="11.289cm" svg:y="8.763cm" draw:control="control60"/>
          <draw:control draw:z-index="60" draw:style-name="gr2" draw:text-style-name="P1" svg:width="2.311cm" svg:height="0.46cm" svg:x="11.289cm" svg:y="10.224cm" draw:control="control61"/>
          <draw:control draw:z-index="61" draw:style-name="gr2" draw:text-style-name="P1" svg:width="2.31cm" svg:height="0.46cm" svg:x="13.547cm" svg:y="4.382cm" draw:control="control62"/>
          <draw:control draw:z-index="62" draw:style-name="gr2" draw:text-style-name="P1" svg:width="2.31cm" svg:height="0.461cm" svg:x="13.547cm" svg:y="5.842cm" draw:control="control63"/>
          <draw:control draw:z-index="63" draw:style-name="gr2" draw:text-style-name="P1" svg:width="2.31cm" svg:height="0.46cm" svg:x="13.547cm" svg:y="7.303cm" draw:control="control64"/>
          <draw:control draw:z-index="64" draw:style-name="gr2" draw:text-style-name="P1" svg:width="2.31cm" svg:height="0.461cm" svg:x="13.547cm" svg:y="8.763cm" draw:control="control65"/>
          <draw:control draw:z-index="65" draw:style-name="gr2" draw:text-style-name="P1" svg:width="2.31cm" svg:height="0.46cm" svg:x="13.547cm" svg:y="10.224cm" draw:control="control66"/>
          <draw:control draw:z-index="66" draw:style-name="gr2" draw:text-style-name="P1" svg:width="2.311cm" svg:height="0.46cm" svg:x="15.804cm" svg:y="4.382cm" draw:control="control67"/>
          <draw:control draw:z-index="67" draw:style-name="gr2" draw:text-style-name="P1" svg:width="2.311cm" svg:height="0.461cm" svg:x="15.804cm" svg:y="5.842cm" draw:control="control68"/>
          <draw:control draw:z-index="68" draw:style-name="gr2" draw:text-style-name="P1" svg:width="2.311cm" svg:height="0.46cm" svg:x="15.804cm" svg:y="7.303cm" draw:control="control69"/>
          <draw:control draw:z-index="69" draw:style-name="gr2" draw:text-style-name="P1" svg:width="2.311cm" svg:height="0.461cm" svg:x="15.804cm" svg:y="8.763cm" draw:control="control70"/>
          <draw:control draw:z-index="70" draw:style-name="gr2" draw:text-style-name="P1" svg:width="2.311cm" svg:height="0.46cm" svg:x="15.804cm" svg:y="10.224cm" draw:control="control71"/>
          <draw:control draw:z-index="71" draw:style-name="gr2" draw:text-style-name="P1" svg:width="2.311cm" svg:height="0.46cm" svg:x="18.062cm" svg:y="4.382cm" draw:control="control72"/>
          <draw:control draw:z-index="72" draw:style-name="gr2" draw:text-style-name="P1" svg:width="2.311cm" svg:height="0.461cm" svg:x="18.062cm" svg:y="5.842cm" draw:control="control73"/>
          <draw:control draw:z-index="73" draw:style-name="gr2" draw:text-style-name="P1" svg:width="2.311cm" svg:height="0.46cm" svg:x="18.062cm" svg:y="7.303cm" draw:control="control74"/>
          <draw:control draw:z-index="74" draw:style-name="gr2" draw:text-style-name="P1" svg:width="2.311cm" svg:height="0.461cm" svg:x="18.062cm" svg:y="8.763cm" draw:control="control75"/>
          <draw:control draw:z-index="75" draw:style-name="gr2" draw:text-style-name="P1" svg:width="2.311cm" svg:height="0.46cm" svg:x="18.062cm" svg:y="10.224cm" draw:control="control76"/>
          <draw:control draw:z-index="76" draw:style-name="gr2" draw:text-style-name="P1" svg:width="2.311cm" svg:height="0.46cm" svg:x="20.32cm" svg:y="4.382cm" draw:control="control77"/>
          <draw:control draw:z-index="77" draw:style-name="gr2" draw:text-style-name="P1" svg:width="2.311cm" svg:height="0.461cm" svg:x="20.32cm" svg:y="5.842cm" draw:control="control78"/>
          <draw:control draw:z-index="78" draw:style-name="gr2" draw:text-style-name="P1" svg:width="2.311cm" svg:height="0.46cm" svg:x="20.32cm" svg:y="7.303cm" draw:control="control79"/>
          <draw:control draw:z-index="79" draw:style-name="gr2" draw:text-style-name="P1" svg:width="2.311cm" svg:height="0.461cm" svg:x="20.32cm" svg:y="8.763cm" draw:control="control80"/>
          <draw:control draw:z-index="80" draw:style-name="gr2" draw:text-style-name="P1" svg:width="2.311cm" svg:height="0.46cm" svg:x="20.32cm" svg:y="10.224cm" draw:control="control81"/>
          <draw:control draw:z-index="81" draw:style-name="gr2" draw:text-style-name="P1" svg:width="2.311cm" svg:height="0.46cm" svg:x="22.578cm" svg:y="4.382cm" draw:control="control82"/>
          <draw:control draw:z-index="82" draw:style-name="gr2" draw:text-style-name="P1" svg:width="2.311cm" svg:height="0.461cm" svg:x="22.578cm" svg:y="5.842cm" draw:control="control83"/>
          <draw:control draw:z-index="83" draw:style-name="gr2" draw:text-style-name="P1" svg:width="2.311cm" svg:height="0.46cm" svg:x="22.578cm" svg:y="7.303cm" draw:control="control84"/>
          <draw:control draw:z-index="84" draw:style-name="gr2" draw:text-style-name="P1" svg:width="2.311cm" svg:height="0.461cm" svg:x="22.578cm" svg:y="8.763cm" draw:control="control85"/>
          <draw:control draw:z-index="85" draw:style-name="gr2" draw:text-style-name="P1" svg:width="2.311cm" svg:height="0.46cm" svg:x="22.578cm" svg:y="10.224cm" draw:control="control86"/>
          <draw:control draw:z-index="86" draw:style-name="gr2" draw:text-style-name="P1" svg:width="2.31cm" svg:height="0.46cm" svg:x="24.836cm" svg:y="4.382cm" draw:control="control87"/>
          <draw:control draw:z-index="87" draw:style-name="gr2" draw:text-style-name="P1" svg:width="2.31cm" svg:height="0.461cm" svg:x="24.836cm" svg:y="5.842cm" draw:control="control88"/>
          <draw:control draw:z-index="88" draw:style-name="gr2" draw:text-style-name="P1" svg:width="2.31cm" svg:height="0.46cm" svg:x="24.836cm" svg:y="7.303cm" draw:control="control89"/>
          <draw:control draw:z-index="89" draw:style-name="gr2" draw:text-style-name="P1" svg:width="2.31cm" svg:height="0.461cm" svg:x="24.836cm" svg:y="8.763cm" draw:control="control90"/>
          <draw:control draw:z-index="90" draw:style-name="gr2" draw:text-style-name="P1" svg:width="2.31cm" svg:height="0.46cm" svg:x="24.836cm" svg:y="10.224cm" draw:control="control91"/>
          <draw:control draw:z-index="91" draw:style-name="gr2" draw:text-style-name="P1" svg:width="2.311cm" svg:height="0.46cm" svg:x="27.093cm" svg:y="4.382cm" draw:control="control92"/>
          <draw:control draw:z-index="92" draw:style-name="gr2" draw:text-style-name="P1" svg:width="2.311cm" svg:height="0.461cm" svg:x="27.093cm" svg:y="5.842cm" draw:control="control93"/>
          <draw:control draw:z-index="93" draw:style-name="gr2" draw:text-style-name="P1" svg:width="2.311cm" svg:height="0.46cm" svg:x="27.093cm" svg:y="7.303cm" draw:control="control94"/>
          <draw:control draw:z-index="94" draw:style-name="gr2" draw:text-style-name="P1" svg:width="2.311cm" svg:height="0.461cm" svg:x="27.093cm" svg:y="8.763cm" draw:control="control95"/>
          <draw:control draw:z-index="95" draw:style-name="gr2" draw:text-style-name="P1" svg:width="2.311cm" svg:height="0.46cm" svg:x="27.093cm" svg:y="10.224cm" draw:control="control96"/>
          <draw:control draw:z-index="96" draw:style-name="gr2" draw:text-style-name="P1" svg:width="2.311cm" svg:height="0.461cm" svg:x="2.258cm" svg:y="17.526cm" draw:control="control97"/>
          <draw:control draw:z-index="97" draw:style-name="gr2" draw:text-style-name="P1" svg:width="2.311cm" svg:height="0.46cm" svg:x="2.258cm" svg:y="18.987cm" draw:control="control98"/>
          <draw:control draw:z-index="98" draw:style-name="gr2" draw:text-style-name="P1" svg:width="2.311cm" svg:height="0.461cm" svg:x="2.258cm" svg:y="20.447cm" draw:control="control99"/>
          <draw:control draw:z-index="99" draw:style-name="gr2" draw:text-style-name="P1" svg:width="2.31cm" svg:height="0.461cm" svg:x="4.516cm" svg:y="17.526cm" draw:control="control100"/>
          <draw:control draw:z-index="100" draw:style-name="gr2" draw:text-style-name="P1" svg:width="2.31cm" svg:height="0.46cm" svg:x="4.516cm" svg:y="18.987cm" draw:control="control101"/>
          <draw:control draw:z-index="101" draw:style-name="gr2" draw:text-style-name="P1" svg:width="2.31cm" svg:height="0.461cm" svg:x="4.516cm" svg:y="20.447cm" draw:control="control102"/>
          <draw:control draw:z-index="102" draw:style-name="gr2" draw:text-style-name="P1" svg:width="2.311cm" svg:height="0.461cm" svg:x="6.773cm" svg:y="17.526cm" draw:control="control103"/>
          <draw:control draw:z-index="103" draw:style-name="gr2" draw:text-style-name="P1" svg:width="2.311cm" svg:height="0.46cm" svg:x="6.773cm" svg:y="18.987cm" draw:control="control104"/>
          <draw:control draw:z-index="104" draw:style-name="gr2" draw:text-style-name="P1" svg:width="2.311cm" svg:height="0.461cm" svg:x="6.773cm" svg:y="20.447cm" draw:control="control105"/>
          <draw:control draw:z-index="105" draw:style-name="gr2" draw:text-style-name="P1" svg:width="2.311cm" svg:height="0.461cm" svg:x="9.031cm" svg:y="11.684cm" draw:control="control106"/>
          <draw:control draw:z-index="106" draw:style-name="gr2" draw:text-style-name="P1" svg:width="2.311cm" svg:height="0.46cm" svg:x="9.031cm" svg:y="13.145cm" draw:control="control107"/>
          <draw:control draw:z-index="107" draw:style-name="gr2" draw:text-style-name="P1" svg:width="2.311cm" svg:height="0.461cm" svg:x="9.031cm" svg:y="14.605cm" draw:control="control108"/>
          <draw:control draw:z-index="108" draw:style-name="gr2" draw:text-style-name="P1" svg:width="2.311cm" svg:height="0.46cm" svg:x="9.031cm" svg:y="16.066cm" draw:control="control109"/>
          <draw:control draw:z-index="109" draw:style-name="gr2" draw:text-style-name="P1" svg:width="2.311cm" svg:height="0.461cm" svg:x="9.031cm" svg:y="17.526cm" draw:control="control110"/>
          <draw:control draw:z-index="110" draw:style-name="gr2" draw:text-style-name="P1" svg:width="2.311cm" svg:height="0.46cm" svg:x="9.031cm" svg:y="18.987cm" draw:control="control111"/>
          <draw:control draw:z-index="111" draw:style-name="gr2" draw:text-style-name="P1" svg:width="2.311cm" svg:height="0.461cm" svg:x="9.031cm" svg:y="20.447cm" draw:control="control112"/>
          <draw:control draw:z-index="112" draw:style-name="gr2" draw:text-style-name="P1" svg:width="2.311cm" svg:height="0.461cm" svg:x="11.289cm" svg:y="11.684cm" draw:control="control113"/>
          <draw:control draw:z-index="113" draw:style-name="gr2" draw:text-style-name="P1" svg:width="2.311cm" svg:height="0.46cm" svg:x="11.289cm" svg:y="13.145cm" draw:control="control114"/>
          <draw:control draw:z-index="114" draw:style-name="gr2" draw:text-style-name="P1" svg:width="2.311cm" svg:height="0.461cm" svg:x="11.289cm" svg:y="14.605cm" draw:control="control115"/>
          <draw:control draw:z-index="115" draw:style-name="gr2" draw:text-style-name="P1" svg:width="2.311cm" svg:height="0.46cm" svg:x="11.289cm" svg:y="16.066cm" draw:control="control116"/>
          <draw:control draw:z-index="116" draw:style-name="gr2" draw:text-style-name="P1" svg:width="2.311cm" svg:height="0.461cm" svg:x="11.289cm" svg:y="17.526cm" draw:control="control117"/>
          <draw:control draw:z-index="117" draw:style-name="gr2" draw:text-style-name="P1" svg:width="2.311cm" svg:height="0.46cm" svg:x="11.289cm" svg:y="18.987cm" draw:control="control118"/>
          <draw:control draw:z-index="118" draw:style-name="gr2" draw:text-style-name="P1" svg:width="2.311cm" svg:height="0.461cm" svg:x="11.289cm" svg:y="20.447cm" draw:control="control119"/>
          <draw:control draw:z-index="119" draw:style-name="gr2" draw:text-style-name="P1" svg:width="2.31cm" svg:height="0.461cm" svg:x="13.547cm" svg:y="11.684cm" draw:control="control120"/>
          <draw:control draw:z-index="120" draw:style-name="gr2" draw:text-style-name="P1" svg:width="2.31cm" svg:height="0.46cm" svg:x="13.547cm" svg:y="13.145cm" draw:control="control121"/>
          <draw:control draw:z-index="121" draw:style-name="gr2" draw:text-style-name="P1" svg:width="2.31cm" svg:height="0.461cm" svg:x="13.547cm" svg:y="14.605cm" draw:control="control122"/>
          <draw:control draw:z-index="122" draw:style-name="gr2" draw:text-style-name="P1" svg:width="2.31cm" svg:height="0.46cm" svg:x="13.547cm" svg:y="16.066cm" draw:control="control123"/>
          <draw:control draw:z-index="123" draw:style-name="gr2" draw:text-style-name="P1" svg:width="2.31cm" svg:height="0.461cm" svg:x="13.547cm" svg:y="17.526cm" draw:control="control124"/>
          <draw:control draw:z-index="124" draw:style-name="gr2" draw:text-style-name="P1" svg:width="2.31cm" svg:height="0.46cm" svg:x="13.547cm" svg:y="18.987cm" draw:control="control125"/>
          <draw:control draw:z-index="125" draw:style-name="gr2" draw:text-style-name="P1" svg:width="2.31cm" svg:height="0.461cm" svg:x="13.547cm" svg:y="20.447cm" draw:control="control126"/>
          <draw:control draw:z-index="126" draw:style-name="gr2" draw:text-style-name="P1" svg:width="2.311cm" svg:height="0.461cm" svg:x="15.804cm" svg:y="11.684cm" draw:control="control127"/>
          <draw:control draw:z-index="127" draw:style-name="gr2" draw:text-style-name="P1" svg:width="2.311cm" svg:height="0.46cm" svg:x="15.804cm" svg:y="13.145cm" draw:control="control128"/>
          <draw:control draw:z-index="128" draw:style-name="gr2" draw:text-style-name="P1" svg:width="2.311cm" svg:height="0.461cm" svg:x="15.804cm" svg:y="14.605cm" draw:control="control129"/>
          <draw:control draw:z-index="129" draw:style-name="gr2" draw:text-style-name="P1" svg:width="2.311cm" svg:height="0.46cm" svg:x="15.804cm" svg:y="16.066cm" draw:control="control130"/>
          <draw:control draw:z-index="130" draw:style-name="gr2" draw:text-style-name="P1" svg:width="2.311cm" svg:height="0.461cm" svg:x="15.804cm" svg:y="17.526cm" draw:control="control131"/>
          <draw:control draw:z-index="131" draw:style-name="gr2" draw:text-style-name="P1" svg:width="2.311cm" svg:height="0.46cm" svg:x="15.804cm" svg:y="18.987cm" draw:control="control132"/>
          <draw:control draw:z-index="132" draw:style-name="gr2" draw:text-style-name="P1" svg:width="2.311cm" svg:height="0.461cm" svg:x="15.804cm" svg:y="20.447cm" draw:control="control133"/>
          <draw:control draw:z-index="133" draw:style-name="gr2" draw:text-style-name="P1" svg:width="2.311cm" svg:height="0.461cm" svg:x="18.062cm" svg:y="11.684cm" draw:control="control134"/>
          <draw:control draw:z-index="134" draw:style-name="gr2" draw:text-style-name="P1" svg:width="2.311cm" svg:height="0.46cm" svg:x="18.062cm" svg:y="13.145cm" draw:control="control135"/>
          <draw:control draw:z-index="135" draw:style-name="gr2" draw:text-style-name="P1" svg:width="2.311cm" svg:height="0.461cm" svg:x="18.062cm" svg:y="14.605cm" draw:control="control136"/>
          <draw:control draw:z-index="136" draw:style-name="gr2" draw:text-style-name="P1" svg:width="2.311cm" svg:height="0.46cm" svg:x="18.062cm" svg:y="16.066cm" draw:control="control137"/>
          <draw:control draw:z-index="137" draw:style-name="gr2" draw:text-style-name="P1" svg:width="2.311cm" svg:height="0.461cm" svg:x="18.062cm" svg:y="17.526cm" draw:control="control138"/>
          <draw:control draw:z-index="138" draw:style-name="gr2" draw:text-style-name="P1" svg:width="2.311cm" svg:height="0.46cm" svg:x="18.062cm" svg:y="18.987cm" draw:control="control139"/>
          <draw:control draw:z-index="139" draw:style-name="gr2" draw:text-style-name="P1" svg:width="2.311cm" svg:height="0.461cm" svg:x="18.062cm" svg:y="20.447cm" draw:control="control140"/>
          <draw:control draw:z-index="140" draw:style-name="gr2" draw:text-style-name="P1" svg:width="2.311cm" svg:height="0.461cm" svg:x="20.32cm" svg:y="11.684cm" draw:control="control141"/>
          <draw:control draw:z-index="141" draw:style-name="gr2" draw:text-style-name="P1" svg:width="2.311cm" svg:height="0.46cm" svg:x="20.32cm" svg:y="13.145cm" draw:control="control142"/>
          <draw:control draw:z-index="142" draw:style-name="gr2" draw:text-style-name="P1" svg:width="2.311cm" svg:height="0.461cm" svg:x="20.32cm" svg:y="14.605cm" draw:control="control143"/>
          <draw:control draw:z-index="143" draw:style-name="gr2" draw:text-style-name="P1" svg:width="2.311cm" svg:height="0.46cm" svg:x="20.32cm" svg:y="16.066cm" draw:control="control144"/>
          <draw:control draw:z-index="144" draw:style-name="gr2" draw:text-style-name="P1" svg:width="2.311cm" svg:height="0.461cm" svg:x="20.32cm" svg:y="17.526cm" draw:control="control145"/>
          <draw:control draw:z-index="145" draw:style-name="gr2" draw:text-style-name="P1" svg:width="2.311cm" svg:height="0.46cm" svg:x="20.32cm" svg:y="18.987cm" draw:control="control146"/>
          <draw:control draw:z-index="146" draw:style-name="gr2" draw:text-style-name="P1" svg:width="2.311cm" svg:height="0.461cm" svg:x="20.32cm" svg:y="20.447cm" draw:control="control147"/>
          <draw:control draw:z-index="147" draw:style-name="gr2" draw:text-style-name="P1" svg:width="2.311cm" svg:height="0.461cm" svg:x="22.578cm" svg:y="11.684cm" draw:control="control148"/>
          <draw:control draw:z-index="148" draw:style-name="gr2" draw:text-style-name="P1" svg:width="2.311cm" svg:height="0.46cm" svg:x="22.578cm" svg:y="13.145cm" draw:control="control149"/>
          <draw:control draw:z-index="149" draw:style-name="gr2" draw:text-style-name="P1" svg:width="2.311cm" svg:height="0.461cm" svg:x="22.578cm" svg:y="14.605cm" draw:control="control150"/>
          <draw:control draw:z-index="150" draw:style-name="gr2" draw:text-style-name="P1" svg:width="2.311cm" svg:height="0.46cm" svg:x="22.578cm" svg:y="16.066cm" draw:control="control151"/>
          <draw:control draw:z-index="151" draw:style-name="gr2" draw:text-style-name="P1" svg:width="2.311cm" svg:height="0.461cm" svg:x="22.578cm" svg:y="17.526cm" draw:control="control152"/>
          <draw:control draw:z-index="152" draw:style-name="gr2" draw:text-style-name="P1" svg:width="2.311cm" svg:height="0.46cm" svg:x="22.578cm" svg:y="18.987cm" draw:control="control153"/>
          <draw:control draw:z-index="153" draw:style-name="gr2" draw:text-style-name="P1" svg:width="2.311cm" svg:height="0.461cm" svg:x="22.578cm" svg:y="20.447cm" draw:control="control154"/>
          <draw:control draw:z-index="154" draw:style-name="gr2" draw:text-style-name="P1" svg:width="2.31cm" svg:height="0.461cm" svg:x="24.836cm" svg:y="11.684cm" draw:control="control155"/>
          <draw:control draw:z-index="155" draw:style-name="gr2" draw:text-style-name="P1" svg:width="2.31cm" svg:height="0.46cm" svg:x="24.836cm" svg:y="13.145cm" draw:control="control156"/>
          <draw:control draw:z-index="156" draw:style-name="gr2" draw:text-style-name="P1" svg:width="2.31cm" svg:height="0.461cm" svg:x="24.836cm" svg:y="14.605cm" draw:control="control157"/>
          <draw:control draw:z-index="157" draw:style-name="gr2" draw:text-style-name="P1" svg:width="2.31cm" svg:height="0.46cm" svg:x="24.836cm" svg:y="16.066cm" draw:control="control158"/>
          <draw:control draw:z-index="158" draw:style-name="gr2" draw:text-style-name="P1" svg:width="2.31cm" svg:height="0.461cm" svg:x="24.836cm" svg:y="17.526cm" draw:control="control159"/>
          <draw:control draw:z-index="159" draw:style-name="gr2" draw:text-style-name="P1" svg:width="2.31cm" svg:height="0.46cm" svg:x="24.836cm" svg:y="18.987cm" draw:control="control160"/>
          <draw:control draw:z-index="160" draw:style-name="gr2" draw:text-style-name="P1" svg:width="2.31cm" svg:height="0.461cm" svg:x="24.836cm" svg:y="20.447cm" draw:control="control161"/>
          <draw:control draw:z-index="161" draw:style-name="gr2" draw:text-style-name="P1" svg:width="2.311cm" svg:height="0.461cm" svg:x="27.093cm" svg:y="11.684cm" draw:control="control162"/>
          <draw:control draw:z-index="162" draw:style-name="gr2" draw:text-style-name="P1" svg:width="2.311cm" svg:height="0.46cm" svg:x="27.093cm" svg:y="13.145cm" draw:control="control163"/>
          <draw:control draw:z-index="163" draw:style-name="gr2" draw:text-style-name="P1" svg:width="2.311cm" svg:height="0.461cm" svg:x="27.093cm" svg:y="14.605cm" draw:control="control164"/>
          <draw:control draw:z-index="164" draw:style-name="gr2" draw:text-style-name="P1" svg:width="2.311cm" svg:height="0.46cm" svg:x="27.093cm" svg:y="16.066cm" draw:control="control165"/>
          <draw:control draw:z-index="165" draw:style-name="gr2" draw:text-style-name="P1" svg:width="2.311cm" svg:height="0.461cm" svg:x="27.093cm" svg:y="17.526cm" draw:control="control166"/>
          <draw:control draw:z-index="166" draw:style-name="gr2" draw:text-style-name="P1" svg:width="2.311cm" svg:height="0.46cm" svg:x="27.093cm" svg:y="18.987cm" draw:control="control167"/>
          <draw:control draw:z-index="167" draw:style-name="gr2" draw:text-style-name="P1" svg:width="2.311cm" svg:height="0.461cm" svg:x="27.093cm" svg:y="20.447cm" draw:control="control168"/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in planet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number-columns-repeated="2"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c10</text:p>
          </table:table-cell>
          <table:table-cell/>
        </table:table-row>
        <table:table-row table:style-name="ro1">
          <table:table-cell table:style-name="ce2" office:value-type="string" calcext:value-type="string">
            <text:p>xyz1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03:58:16</text:p>
          </table:table-cell>
          <table:table-cell table:style-name="ce3" office:value-type="string" calcext:value-type="string">
            <text:p>03:58:14</text:p>
          </table:table-cell>
          <table:table-cell table:style-name="ce3" office:value-type="string" calcext:value-type="string">
            <text:p>03:58:06</text:p>
          </table:table-cell>
          <table:table-cell table:style-name="ce3" office:value-type="string" calcext:value-type="string">
            <text:p>03:58:09</text:p>
          </table:table-cell>
          <table:table-cell table:style-name="ce3" office:value-type="string" calcext:value-type="string">
            <text:p>03:57:06</text:p>
          </table:table-cell>
          <table:table-cell table:style-name="ce3" office:value-type="string" calcext:value-type="string">
            <text:p>03:57:04</text:p>
          </table:table-cell>
          <table:table-cell table:style-name="ce3" office:value-type="string" calcext:value-type="string">
            <text:p>03:57:03</text:p>
          </table:table-cell>
          <table:table-cell table:style-name="ce3" office:value-type="string" calcext:value-type="string">
            <text:p>03:54:14</text:p>
          </table:table-cell>
          <table:table-cell table:style-name="ce3" office:value-type="string" calcext:value-type="string">
            <text:p>03:56:52</text:p>
          </table:table-cell>
          <table:table-cell table:style-name="ce3" office:value-type="string" calcext:value-type="string">
            <text:p>03:56:51</text:p>
          </table:table-cell>
          <table:table-cell table:style-name="ce3" office:value-type="string" calcext:value-type="string">
            <text:p>03:56:44</text:p>
          </table:table-cell>
          <table:table-cell table:style-name="ce3" office:value-type="string" calcext:value-type="string">
            <text:p>03:56:43</text:p>
          </table:table-cell>
          <table:table-cell/>
        </table:table-row>
        <table:table-row table:style-name="ro1">
          <table:table-cell table:number-columns-repeated="2"/>
          <table:table-cell table:number-columns-repeated="11" table:style-name="ce2" office:value-type="string" calcext:value-type="string">
            <text:p>attack</text:p>
          </table:table-cell>
          <table:table-cell/>
        </table:table-row>
        <table:table-row table:style-name="ro1">
          <table:table-cell table:style-name="ce2" office:value-type="string" calcext:value-type="string">
            <text:p>xyz2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03:57:54</text:p>
          </table:table-cell>
          <table:table-cell table:style-name="ce11" office:value-type="string" calcext:value-type="string">
            <text:p>03:57:52</text:p>
          </table:table-cell>
          <table:table-cell table:style-name="ce11" office:value-type="string" calcext:value-type="string">
            <text:p>03:57:49</text:p>
          </table:table-cell>
          <table:table-cell table:style-name="ce11" office:value-type="string" calcext:value-type="string">
            <text:p>03:57:48</text:p>
          </table:table-cell>
          <table:table-cell table:style-name="ce11" office:value-type="string" calcext:value-type="string">
            <text:p>03:57:10</text:p>
          </table:table-cell>
          <table:table-cell table:style-name="ce11" office:value-type="string" calcext:value-type="string">
            <text:p>03:57:02</text:p>
          </table:table-cell>
          <table:table-cell table:style-name="ce11" office:value-type="string" calcext:value-type="string">
            <text:p>03:56:59</text:p>
          </table:table-cell>
          <table:table-cell table:style-name="ce11" office:value-type="string" calcext:value-type="string">
            <text:p>03:57:41</text:p>
          </table:table-cell>
          <table:table-cell table:style-name="ce11" office:value-type="string" calcext:value-type="string">
            <text:p>03:56:54</text:p>
          </table:table-cell>
          <table:table-cell table:style-name="ce11" office:value-type="string" calcext:value-type="string">
            <text:p>03:56:49</text:p>
          </table:table-cell>
          <table:table-cell table:style-name="ce11" office:value-type="string" calcext:value-type="string">
            <text:p>03:56:45</text:p>
          </table:table-cell>
          <table:table-cell table:style-name="ce11" office:value-type="string" calcext:value-type="string">
            <text:p>03:56:41</text:p>
          </table:table-cell>
          <table:table-cell table:style-name="ce14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3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03:57:35</text:p>
          </table:table-cell>
          <table:table-cell table:style-name="ce11" office:value-type="string" calcext:value-type="string">
            <text:p>03:57:33</text:p>
          </table:table-cell>
          <table:table-cell table:number-columns-repeated="2" table:style-name="ce11" office:value-type="string" calcext:value-type="string">
            <text:p>03:57:15</text:p>
          </table:table-cell>
          <table:table-cell table:style-name="ce11" office:value-type="string" calcext:value-type="string">
            <text:p>03:57:12</text:p>
          </table:table-cell>
          <table:table-cell table:style-name="ce11" office:value-type="string" calcext:value-type="string">
            <text:p>03:57:01</text:p>
          </table:table-cell>
          <table:table-cell table:style-name="ce11" office:value-type="string" calcext:value-type="string">
            <text:p>03:56:58</text:p>
          </table:table-cell>
          <table:table-cell table:style-name="ce11" office:value-type="string" calcext:value-type="string">
            <text:p>03:56:57</text:p>
          </table:table-cell>
          <table:table-cell table:style-name="ce11" office:value-type="string" calcext:value-type="string">
            <text:p>03:56:56</text:p>
          </table:table-cell>
          <table:table-cell table:style-name="ce11" office:value-type="string" calcext:value-type="string">
            <text:p>03:56:48</text:p>
          </table:table-cell>
          <table:table-cell table:style-name="ce11" office:value-type="string" calcext:value-type="string">
            <text:p>03:56:47</text:p>
          </table:table-cell>
          <table:table-cell table:style-name="ce11" office:value-type="string" calcext:value-type="string">
            <text:p>03:56:4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4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03:56:16</text:p>
          </table:table-cell>
          <table:table-cell table:number-columns-repeated="2" table:style-name="ce11" office:value-type="string" calcext:value-type="string">
            <text:p>03:56:18</text:p>
          </table:table-cell>
          <table:table-cell table:style-name="ce11" office:value-type="string" calcext:value-type="string">
            <text:p>03:56:19</text:p>
          </table:table-cell>
          <table:table-cell table:style-name="ce11" office:value-type="string" calcext:value-type="string">
            <text:p>03:56:20</text:p>
          </table:table-cell>
          <table:table-cell table:style-name="ce11" office:value-type="string" calcext:value-type="string">
            <text:p>03:56:22</text:p>
          </table:table-cell>
          <table:table-cell table:style-name="ce11" office:value-type="string" calcext:value-type="string">
            <text:p>03:56:24</text:p>
          </table:table-cell>
          <table:table-cell table:style-name="ce11" office:value-type="string" calcext:value-type="string">
            <text:p>03:56:25</text:p>
          </table:table-cell>
          <table:table-cell table:style-name="ce11" office:value-type="string" calcext:value-type="string">
            <text:p>03:56:28</text:p>
          </table:table-cell>
          <table:table-cell table:style-name="ce11" office:value-type="string" calcext:value-type="string">
            <text:p>03:56:29</text:p>
          </table:table-cell>
          <table:table-cell table:style-name="ce11" office:value-type="string" calcext:value-type="string">
            <text:p>03:56:31</text:p>
          </table:table-cell>
          <table:table-cell table:style-name="ce11" office:value-type="string" calcext:value-type="string">
            <text:p>03:56:3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5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03:55:49</text:p>
          </table:table-cell>
          <table:table-cell table:style-name="ce11" office:value-type="string" calcext:value-type="string">
            <text:p>03:55:53</text:p>
          </table:table-cell>
          <table:table-cell table:style-name="ce11" office:value-type="string" calcext:value-type="string">
            <text:p>03:55:51</text:p>
          </table:table-cell>
          <table:table-cell table:style-name="ce11" office:value-type="string" calcext:value-type="string">
            <text:p>03:56:03</text:p>
          </table:table-cell>
          <table:table-cell table:style-name="ce11" office:value-type="string" calcext:value-type="string">
            <text:p>03:56:02</text:p>
          </table:table-cell>
          <table:table-cell table:style-name="ce11" office:value-type="string" calcext:value-type="string">
            <text:p>03:56:01</text:p>
          </table:table-cell>
          <table:table-cell table:style-name="ce11" office:value-type="string" calcext:value-type="string">
            <text:p>03:56:00</text:p>
          </table:table-cell>
          <table:table-cell table:style-name="ce11" office:value-type="string" calcext:value-type="string">
            <text:p>03:55:59</text:p>
          </table:table-cell>
          <table:table-cell table:style-name="ce11" office:value-type="string" calcext:value-type="string">
            <text:p>03:55:58</text:p>
          </table:table-cell>
          <table:table-cell table:style-name="ce11" office:value-type="string" calcext:value-type="string">
            <text:p>03:55:57</text:p>
          </table:table-cell>
          <table:table-cell table:style-name="ce11" office:value-type="string" calcext:value-type="string">
            <text:p>03:55:56</text:p>
          </table:table-cell>
          <table:table-cell table:style-name="ce11" office:value-type="string" calcext:value-type="string">
            <text:p>03:56:1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6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2" table:style-name="ce5" office:value-type="time" office:time-value="PT04H00M00S" calcext:value-type="time">
            <text:p>04:00: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7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2" table:style-name="ce5" office:value-type="time" office:time-value="PT04H00M00S" calcext:value-type="time">
            <text:p>04:00:00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xyz8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2" table:style-name="ce5" office:value-type="time" office:time-value="PT04H00M00S" calcext:value-type="time">
            <text:p>04:00: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9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2" table:style-name="ce5" office:value-type="time" office:time-value="PT04H00M00S" calcext:value-type="time">
            <text:p>04:00: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10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2" table:style-name="ce5" office:value-type="time" office:time-value="PT04H00M00S" calcext:value-type="time">
            <text:p>04:00: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11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2" table:style-name="ce5" office:value-type="time" office:time-value="PT04H00M00S" calcext:value-type="time">
            <text:p>04:00: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12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2" table:style-name="ce5" office:value-type="time" office:time-value="PT04H00M00S" calcext:value-type="time">
            <text:p>04:00: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13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2" table:style-name="ce5" office:value-type="time" office:time-value="PT04H00M00S" calcext:value-type="time">
            <text:p>04:00: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xyz14</text:p>
          </table:table-cell>
          <table:table-cell table:number-columns-repeated="12" table:style-name="ce2" office:value-type="string" calcext:value-type="string">
            <text:p>111-111</text:p>
          </table:table-cell>
          <table:table-cell/>
        </table:table-row>
        <table:table-row table:style-name="ro1">
          <table:table-cell/>
          <table:table-cell table:number-columns-repeated="11" table:style-name="ce5" office:value-type="time" office:time-value="PT04H00M00S" calcext:value-type="time">
            <text:p>04:00:00</text:p>
          </table:table-cell>
          <table:table-cell table:style-name="ce4" office:value-type="string" calcext:value-type="string">
            <text:p>03:57:07</text:p>
          </table:table-cell>
          <table:table-cell/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2.N6:Sheet2.N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6:15:29.0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08:06:12</meta:creation-date>
    <meta:initial-creator>8087358820s@gmail.com</meta:initial-creator>
    <dc:language>en-IN</dc:language>
    <dc:date>2024-10-17T16:29:14.404000000</dc:date>
    <meta:editing-cycles>17</meta:editing-cycles>
    <meta:editing-duration>PT1H32M26S</meta:editing-duration>
    <meta:generator>LibreOffice/24.8.2.1$Windows_X86_64 LibreOffice_project/0f794b6e29741098670a3b95d60478a65d05ef13</meta:generator>
    <meta:document-statistic meta:table-count="1" meta:cell-count="375" meta:object-count="168"/>
    <meta:user-defined meta:name="AppVersion">15.0000</meta:user-defined>
  </office:meta>
</office:document-meta>
</file>